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355e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9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22pt" style:font-size-asian="22pt" style:font-size-complex="2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Courier New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ellipse draw:style-name="gr1" draw:text-style-name="P1" draw:layer="layout" svg:width="0.346cm" svg:height="0.378cm" svg:x="2.826cm" svg:y="16.607cm">
          <text:p/>
        </draw:ellipse>
        <draw:frame draw:style-name="gr2" draw:text-style-name="P2" draw:layer="layout" svg:width="12.144cm" svg:height="1.077cm" svg:x="2.948cm" svg:y="19.66cm">
          <draw:text-box>
            <text:p text:style-name="P2"><text:span text:style-name="T1">- - + - - + - - = - + - -</text:span></text:p>
          </draw:text-box>
        </draw:frame>
        <draw:ellipse draw:style-name="gr1" draw:text-style-name="P1" draw:layer="layout" svg:width="0.346cm" svg:height="0.378cm" svg:x="3.677cm" svg:y="17.083cm">
          <text:p/>
        </draw:ellipse>
        <draw:ellipse draw:style-name="gr1" draw:text-style-name="P1" draw:layer="layout" svg:width="0.346cm" svg:height="0.378cm" svg:x="4.583cm" svg:y="17.633cm">
          <text:p/>
        </draw:ellipse>
        <draw:ellipse draw:style-name="gr1" draw:text-style-name="P1" draw:layer="layout" svg:width="0.346cm" svg:height="0.378cm" svg:x="5.482cm" svg:y="17.11cm">
          <text:p/>
        </draw:ellipse>
        <draw:ellipse draw:style-name="gr1" draw:text-style-name="P1" draw:layer="layout" svg:width="0.346cm" svg:height="0.378cm" svg:x="6.462cm" svg:y="17.586cm">
          <text:p/>
        </draw:ellipse>
        <draw:ellipse draw:style-name="gr1" draw:text-style-name="P1" draw:layer="layout" svg:width="0.346cm" svg:height="0.378cm" svg:x="7.389cm" svg:y="18.117cm">
          <text:p/>
        </draw:ellipse>
        <draw:ellipse draw:style-name="gr1" draw:text-style-name="P1" draw:layer="layout" svg:width="0.346cm" svg:height="0.378cm" svg:x="8.235cm" svg:y="17.643cm">
          <text:p/>
        </draw:ellipse>
        <draw:ellipse draw:style-name="gr1" draw:text-style-name="P1" draw:layer="layout" svg:width="0.346cm" svg:height="0.378cm" svg:x="9.189cm" svg:y="18.114cm">
          <text:p/>
        </draw:ellipse>
        <draw:ellipse draw:style-name="gr1" draw:text-style-name="P1" draw:layer="layout" svg:width="0.346cm" svg:height="0.378cm" svg:x="10.177cm" svg:y="18.583cm">
          <text:p/>
        </draw:ellipse>
        <draw:ellipse draw:style-name="gr1" draw:text-style-name="P1" draw:layer="layout" svg:width="0.346cm" svg:height="0.378cm" svg:x="11.077cm" svg:y="18.583cm">
          <text:p/>
        </draw:ellipse>
        <draw:ellipse draw:style-name="gr1" draw:text-style-name="P1" draw:layer="layout" svg:width="0.346cm" svg:height="0.378cm" svg:x="11.977cm" svg:y="19.083cm">
          <text:p/>
        </draw:ellipse>
        <draw:ellipse draw:style-name="gr1" draw:text-style-name="P1" draw:layer="layout" svg:width="0.346cm" svg:height="0.378cm" svg:x="12.977cm" svg:y="18.583cm">
          <text:p/>
        </draw:ellipse>
        <draw:ellipse draw:style-name="gr1" draw:text-style-name="P1" draw:layer="layout" svg:width="0.346cm" svg:height="0.378cm" svg:x="13.877cm" svg:y="19.083cm">
          <text:p/>
        </draw:ellipse>
        <draw:ellipse draw:style-name="gr1" draw:text-style-name="P1" draw:layer="layout" svg:width="0.346cm" svg:height="0.378cm" svg:x="14.777cm" svg:y="19.583cm">
          <text:p/>
        </draw:ellipse>
        <draw:line draw:style-name="gr3" draw:text-style-name="P1" draw:layer="layout" svg:x1="2.468cm" svg:y1="18.3cm" svg:x2="15.4cm" svg:y2="18.3cm">
          <text:p/>
        </draw:line>
        <draw:line draw:style-name="gr3" draw:text-style-name="P1" draw:layer="layout" svg:x1="2.468cm" svg:y1="18.818cm" svg:x2="15.4cm" svg:y2="18.818cm">
          <text:p/>
        </draw:line>
        <draw:line draw:style-name="gr3" draw:text-style-name="P1" draw:layer="layout" svg:x1="2.468cm" svg:y1="19.318cm" svg:x2="15.4cm" svg:y2="19.3cm">
          <text:p/>
        </draw:line>
        <draw:line draw:style-name="gr3" draw:text-style-name="P1" draw:layer="layout" svg:x1="2.468cm" svg:y1="19.818cm" svg:x2="15.4cm" svg:y2="19.8cm">
          <text:p/>
        </draw:line>
        <draw:ellipse draw:style-name="gr1" draw:text-style-name="P1" draw:layer="layout" svg:width="0.346cm" svg:height="0.378cm" svg:x="2.421cm" svg:y="12.007cm">
          <text:p/>
        </draw:ellipse>
        <draw:frame draw:style-name="gr2" draw:text-style-name="P2" draw:layer="layout" svg:width="12.144cm" svg:height="1.077cm" svg:x="2.543cm" svg:y="14.66cm">
          <draw:text-box>
            <text:p text:style-name="P2"><text:span text:style-name="T1">- - - = + - = - - = = = +</text:span></text:p>
          </draw:text-box>
        </draw:frame>
        <draw:ellipse draw:style-name="gr1" draw:text-style-name="P1" draw:layer="layout" svg:width="0.346cm" svg:height="0.378cm" svg:x="3.272cm" svg:y="12.583cm">
          <text:p/>
        </draw:ellipse>
        <draw:ellipse draw:style-name="gr1" draw:text-style-name="P1" draw:layer="layout" svg:width="0.346cm" svg:height="0.378cm" svg:x="4.178cm" svg:y="13.033cm">
          <text:p/>
        </draw:ellipse>
        <draw:ellipse draw:style-name="gr1" draw:text-style-name="P1" draw:layer="layout" svg:width="0.346cm" svg:height="0.378cm" svg:x="5.077cm" svg:y="13.51cm">
          <text:p/>
        </draw:ellipse>
        <draw:ellipse draw:style-name="gr1" draw:text-style-name="P1" draw:layer="layout" svg:width="0.346cm" svg:height="0.378cm" svg:x="6.057cm" svg:y="13.486cm">
          <text:p/>
        </draw:ellipse>
        <draw:ellipse draw:style-name="gr1" draw:text-style-name="P1" draw:layer="layout" svg:width="0.346cm" svg:height="0.378cm" svg:x="6.984cm" svg:y="13.017cm">
          <text:p/>
        </draw:ellipse>
        <draw:ellipse draw:style-name="gr1" draw:text-style-name="P1" draw:layer="layout" svg:width="0.346cm" svg:height="0.378cm" svg:x="7.83cm" svg:y="13.543cm">
          <text:p/>
        </draw:ellipse>
        <draw:ellipse draw:style-name="gr1" draw:text-style-name="P1" draw:layer="layout" svg:width="0.346cm" svg:height="0.378cm" svg:x="8.784cm" svg:y="13.514cm">
          <text:p/>
        </draw:ellipse>
        <draw:ellipse draw:style-name="gr1" draw:text-style-name="P1" draw:layer="layout" svg:width="0.346cm" svg:height="0.378cm" svg:x="9.772cm" svg:y="13.983cm">
          <text:p/>
        </draw:ellipse>
        <draw:ellipse draw:style-name="gr1" draw:text-style-name="P1" draw:layer="layout" svg:width="0.346cm" svg:height="0.378cm" svg:x="10.672cm" svg:y="14.483cm">
          <text:p/>
        </draw:ellipse>
        <draw:ellipse draw:style-name="gr1" draw:text-style-name="P1" draw:layer="layout" svg:width="0.346cm" svg:height="0.378cm" svg:x="11.572cm" svg:y="14.483cm">
          <text:p/>
        </draw:ellipse>
        <draw:ellipse draw:style-name="gr1" draw:text-style-name="P1" draw:layer="layout" svg:width="0.346cm" svg:height="0.378cm" svg:x="12.572cm" svg:y="14.483cm">
          <text:p/>
        </draw:ellipse>
        <draw:ellipse draw:style-name="gr1" draw:text-style-name="P1" draw:layer="layout" svg:width="0.346cm" svg:height="0.378cm" svg:x="13.472cm" svg:y="14.483cm">
          <text:p/>
        </draw:ellipse>
        <draw:ellipse draw:style-name="gr1" draw:text-style-name="P1" draw:layer="layout" svg:width="0.346cm" svg:height="0.378cm" svg:x="14.372cm" svg:y="13.983cm">
          <text:p/>
        </draw:ellipse>
        <draw:line draw:style-name="gr3" draw:text-style-name="P1" draw:layer="layout" svg:x1="2.363cm" svg:y1="12.218cm" svg:x2="14.794cm" svg:y2="12.218cm">
          <text:p/>
        </draw:line>
        <draw:line draw:style-name="gr3" draw:text-style-name="P1" draw:layer="layout" svg:x1="2.363cm" svg:y1="12.718cm" svg:x2="14.794cm" svg:y2="12.718cm">
          <text:p/>
        </draw:line>
        <draw:line draw:style-name="gr3" draw:text-style-name="P1" draw:layer="layout" svg:x1="2.363cm" svg:y1="13.218cm" svg:x2="14.794cm" svg:y2="13.218cm">
          <text:p/>
        </draw:line>
        <draw:line draw:style-name="gr3" draw:text-style-name="P1" draw:layer="layout" svg:x1="2.363cm" svg:y1="13.718cm" svg:x2="14.794cm" svg:y2="13.718cm">
          <text:p/>
        </draw:line>
        <draw:line draw:style-name="gr3" draw:text-style-name="P1" draw:layer="layout" svg:x1="2.363cm" svg:y1="14.218cm" svg:x2="14.794cm" svg:y2="14.218cm">
          <text:p/>
        </draw:line>
        <draw:line draw:style-name="gr3" draw:text-style-name="P1" draw:layer="layout" svg:x1="2.363cm" svg:y1="14.718cm" svg:x2="14.794cm" svg:y2="14.718cm">
          <text:p/>
        </draw:line>
        <draw:frame draw:style-name="gr4" draw:text-style-name="P3" draw:layer="layout" svg:width="0.942cm" svg:height="0.806cm" svg:x="1.574cm" svg:y="13.873cm">
          <draw:text-box>
            <text:p text:style-name="P3"><text:span text:style-name="T2">-4</text:span></text:p>
          </draw:text-box>
        </draw:frame>
        <draw:frame draw:style-name="gr4" draw:text-style-name="P3" draw:layer="layout" svg:width="0.942cm" svg:height="0.806cm" svg:x="1.549cm" svg:y="13.344cm">
          <draw:text-box>
            <text:p text:style-name="P3"><text:span text:style-name="T2">-3</text:span></text:p>
          </draw:text-box>
        </draw:frame>
        <draw:frame draw:style-name="gr4" draw:text-style-name="P3" draw:layer="layout" svg:width="0.942cm" svg:height="0.806cm" svg:x="1.55cm" svg:y="12.844cm">
          <draw:text-box>
            <text:p text:style-name="P3"><text:span text:style-name="T2">-2</text:span></text:p>
          </draw:text-box>
        </draw:frame>
        <draw:frame draw:style-name="gr4" draw:text-style-name="P3" draw:layer="layout" svg:width="0.942cm" svg:height="0.806cm" svg:x="1.551cm" svg:y="12.344cm">
          <draw:text-box>
            <text:p text:style-name="P3"><text:span text:style-name="T2">-1</text:span></text:p>
          </draw:text-box>
        </draw:frame>
        <draw:frame draw:style-name="gr4" draw:text-style-name="P3" draw:layer="layout" svg:width="0.777cm" svg:height="0.806cm" svg:x="1.652cm" svg:y="11.844cm">
          <draw:text-box>
            <text:p text:style-name="P3"><text:span text:style-name="T2">0</text:span></text:p>
          </draw:text-box>
        </draw:frame>
        <draw:frame draw:style-name="gr4" draw:text-style-name="P3" draw:layer="layout" svg:width="0.942cm" svg:height="0.806cm" svg:x="1.574cm" svg:y="14.309cm">
          <draw:text-box>
            <text:p text:style-name="P3"><text:span text:style-name="T2">-5</text:span></text:p>
          </draw:text-box>
        </draw:frame>
        <draw:line draw:style-name="gr3" draw:text-style-name="P1" draw:layer="layout" svg:x1="2.468cm" svg:y1="17.8cm" svg:x2="15.4cm" svg:y2="17.8cm">
          <text:p/>
        </draw:line>
        <draw:line draw:style-name="gr3" draw:text-style-name="P1" draw:layer="layout" svg:x1="2.468cm" svg:y1="17.3cm" svg:x2="15.4cm" svg:y2="17.3cm">
          <text:p/>
        </draw:line>
        <draw:line draw:style-name="gr3" draw:text-style-name="P1" draw:layer="layout" svg:x1="2.468cm" svg:y1="16.8cm" svg:x2="15.4cm" svg:y2="16.8cm">
          <text:p/>
        </draw:line>
        <draw:frame draw:style-name="gr4" draw:text-style-name="P3" draw:layer="layout" svg:width="0.942cm" svg:height="0.806cm" svg:x="1.58cm" svg:y="18.474cm">
          <draw:text-box>
            <text:p text:style-name="P3"><text:span text:style-name="T2">-4</text:span></text:p>
          </draw:text-box>
        </draw:frame>
        <draw:frame draw:style-name="gr4" draw:text-style-name="P3" draw:layer="layout" svg:width="0.942cm" svg:height="0.806cm" svg:x="1.555cm" svg:y="17.945cm">
          <draw:text-box>
            <text:p text:style-name="P3"><text:span text:style-name="T2">-3</text:span></text:p>
          </draw:text-box>
        </draw:frame>
        <draw:frame draw:style-name="gr4" draw:text-style-name="P3" draw:layer="layout" svg:width="0.942cm" svg:height="0.806cm" svg:x="1.556cm" svg:y="17.445cm">
          <draw:text-box>
            <text:p text:style-name="P3"><text:span text:style-name="T2">-2</text:span></text:p>
          </draw:text-box>
        </draw:frame>
        <draw:frame draw:style-name="gr4" draw:text-style-name="P3" draw:layer="layout" svg:width="0.942cm" svg:height="0.806cm" svg:x="1.557cm" svg:y="16.945cm">
          <draw:text-box>
            <text:p text:style-name="P3"><text:span text:style-name="T2">-1</text:span></text:p>
          </draw:text-box>
        </draw:frame>
        <draw:frame draw:style-name="gr4" draw:text-style-name="P3" draw:layer="layout" svg:width="0.777cm" svg:height="0.806cm" svg:x="1.658cm" svg:y="16.445cm">
          <draw:text-box>
            <text:p text:style-name="P3"><text:span text:style-name="T2">0</text:span></text:p>
          </draw:text-box>
        </draw:frame>
        <draw:frame draw:style-name="gr4" draw:text-style-name="P3" draw:layer="layout" svg:width="0.942cm" svg:height="0.806cm" svg:x="1.58cm" svg:y="18.91cm">
          <draw:text-box>
            <text:p text:style-name="P3"><text:span text:style-name="T2">-5</text:span></text:p>
          </draw:text-box>
        </draw:frame>
        <draw:frame draw:style-name="gr4" draw:text-style-name="P3" draw:layer="layout" svg:width="0.942cm" svg:height="0.806cm" svg:x="1.58cm" svg:y="19.31cm">
          <draw:text-box>
            <text:p text:style-name="P3"><text:span text:style-name="T2">-6</text:span></text:p>
          </draw:text-box>
        </draw:frame>
        <draw:ellipse draw:style-name="gr1" draw:text-style-name="P1" draw:layer="layout" svg:width="0.346cm" svg:height="0.378cm" svg:x="2.346cm" svg:y="7.622cm">
          <text:p/>
        </draw:ellipse>
        <draw:frame draw:style-name="gr2" draw:text-style-name="P2" draw:layer="layout" svg:width="15.869cm" svg:height="1.077cm" svg:x="2.468cm" svg:y="10.375cm">
          <draw:text-box>
            <text:p text:style-name="P2"><text:span text:style-name="T1">- - - - - = + + + + + = - - - - -</text:span></text:p>
          </draw:text-box>
        </draw:frame>
        <draw:ellipse draw:style-name="gr1" draw:text-style-name="P1" draw:layer="layout" svg:width="0.346cm" svg:height="0.378cm" svg:x="3.197cm" svg:y="8.198cm">
          <text:p/>
        </draw:ellipse>
        <draw:ellipse draw:style-name="gr1" draw:text-style-name="P1" draw:layer="layout" svg:width="0.346cm" svg:height="0.378cm" svg:x="4.103cm" svg:y="8.648cm">
          <text:p/>
        </draw:ellipse>
        <draw:ellipse draw:style-name="gr1" draw:text-style-name="P1" draw:layer="layout" svg:width="0.346cm" svg:height="0.378cm" svg:x="5.002cm" svg:y="9.125cm">
          <text:p/>
        </draw:ellipse>
        <draw:ellipse draw:style-name="gr1" draw:text-style-name="P1" draw:layer="layout" svg:width="0.346cm" svg:height="0.378cm" svg:x="5.982cm" svg:y="9.601cm">
          <text:p/>
        </draw:ellipse>
        <draw:ellipse draw:style-name="gr1" draw:text-style-name="P1" draw:layer="layout" svg:width="0.346cm" svg:height="0.378cm" svg:x="6.909cm" svg:y="10.132cm">
          <text:p/>
        </draw:ellipse>
        <draw:ellipse draw:style-name="gr1" draw:text-style-name="P1" draw:layer="layout" svg:width="0.346cm" svg:height="0.378cm" svg:x="7.755cm" svg:y="10.158cm">
          <text:p/>
        </draw:ellipse>
        <draw:ellipse draw:style-name="gr1" draw:text-style-name="P1" draw:layer="layout" svg:width="0.346cm" svg:height="0.378cm" svg:x="8.709cm" svg:y="9.629cm">
          <text:p/>
        </draw:ellipse>
        <draw:ellipse draw:style-name="gr1" draw:text-style-name="P1" draw:layer="layout" svg:width="0.346cm" svg:height="0.378cm" svg:x="9.697cm" svg:y="9.098cm">
          <text:p/>
        </draw:ellipse>
        <draw:ellipse draw:style-name="gr1" draw:text-style-name="P1" draw:layer="layout" svg:width="0.346cm" svg:height="0.378cm" svg:x="10.597cm" svg:y="8.598cm">
          <text:p/>
        </draw:ellipse>
        <draw:ellipse draw:style-name="gr1" draw:text-style-name="P1" draw:layer="layout" svg:width="0.346cm" svg:height="0.378cm" svg:x="11.497cm" svg:y="8.098cm">
          <text:p/>
        </draw:ellipse>
        <draw:ellipse draw:style-name="gr1" draw:text-style-name="P1" draw:layer="layout" svg:width="0.346cm" svg:height="0.378cm" svg:x="12.497cm" svg:y="7.598cm">
          <text:p/>
        </draw:ellipse>
        <draw:ellipse draw:style-name="gr1" draw:text-style-name="P1" draw:layer="layout" svg:width="0.346cm" svg:height="0.378cm" svg:x="13.397cm" svg:y="7.598cm">
          <text:p/>
        </draw:ellipse>
        <draw:ellipse draw:style-name="gr1" draw:text-style-name="P1" draw:layer="layout" svg:width="0.346cm" svg:height="0.378cm" svg:x="14.297cm" svg:y="8.098cm">
          <text:p/>
        </draw:ellipse>
        <draw:ellipse draw:style-name="gr1" draw:text-style-name="P1" draw:layer="layout" svg:width="0.346cm" svg:height="0.378cm" svg:x="15.297cm" svg:y="8.598cm">
          <text:p/>
        </draw:ellipse>
        <draw:ellipse draw:style-name="gr1" draw:text-style-name="P1" draw:layer="layout" svg:width="0.346cm" svg:height="0.378cm" svg:x="16.297cm" svg:y="9.098cm">
          <text:p/>
        </draw:ellipse>
        <draw:ellipse draw:style-name="gr1" draw:text-style-name="P1" draw:layer="layout" svg:width="0.346cm" svg:height="0.378cm" svg:x="17.297cm" svg:y="9.598cm">
          <text:p/>
        </draw:ellipse>
        <draw:line draw:style-name="gr3" draw:text-style-name="P1" draw:layer="layout" svg:x1="2.488cm" svg:y1="7.833cm" svg:x2="18.362cm" svg:y2="7.833cm">
          <text:p/>
        </draw:line>
        <draw:line draw:style-name="gr3" draw:text-style-name="P1" draw:layer="layout" svg:x1="2.488cm" svg:y1="8.333cm" svg:x2="18.362cm" svg:y2="8.333cm">
          <text:p/>
        </draw:line>
        <draw:line draw:style-name="gr3" draw:text-style-name="P1" draw:layer="layout" svg:x1="2.488cm" svg:y1="8.833cm" svg:x2="18.362cm" svg:y2="8.833cm">
          <text:p/>
        </draw:line>
        <draw:line draw:style-name="gr3" draw:text-style-name="P1" draw:layer="layout" svg:x1="2.488cm" svg:y1="9.333cm" svg:x2="18.362cm" svg:y2="9.333cm">
          <text:p/>
        </draw:line>
        <draw:line draw:style-name="gr3" draw:text-style-name="P1" draw:layer="layout" svg:x1="2.488cm" svg:y1="9.833cm" svg:x2="18.362cm" svg:y2="9.833cm">
          <text:p/>
        </draw:line>
        <draw:line draw:style-name="gr3" draw:text-style-name="P1" draw:layer="layout" svg:x1="2.488cm" svg:y1="10.333cm" svg:x2="18.362cm" svg:y2="10.333cm">
          <text:p/>
        </draw:line>
        <draw:ellipse draw:style-name="gr1" draw:text-style-name="P1" draw:layer="layout" svg:width="0.346cm" svg:height="0.378cm" svg:x="18.097cm" svg:y="10.098cm">
          <text:p/>
        </draw:ellipse>
        <draw:frame draw:style-name="gr4" draw:text-style-name="P3" draw:layer="layout" svg:width="0.942cm" svg:height="0.806cm" svg:x="1.515cm" svg:y="9.46cm">
          <draw:text-box>
            <text:p text:style-name="P3"><text:span text:style-name="T2">-4</text:span></text:p>
          </draw:text-box>
        </draw:frame>
        <draw:frame draw:style-name="gr4" draw:text-style-name="P3" draw:layer="layout" svg:width="0.942cm" svg:height="0.806cm" svg:x="1.49cm" svg:y="8.931cm">
          <draw:text-box>
            <text:p text:style-name="P3"><text:span text:style-name="T2">-3</text:span></text:p>
          </draw:text-box>
        </draw:frame>
        <draw:frame draw:style-name="gr4" draw:text-style-name="P3" draw:layer="layout" svg:width="0.942cm" svg:height="0.806cm" svg:x="1.491cm" svg:y="8.431cm">
          <draw:text-box>
            <text:p text:style-name="P3"><text:span text:style-name="T2">-2</text:span></text:p>
          </draw:text-box>
        </draw:frame>
        <draw:frame draw:style-name="gr4" draw:text-style-name="P3" draw:layer="layout" svg:width="0.942cm" svg:height="0.806cm" svg:x="1.492cm" svg:y="7.931cm">
          <draw:text-box>
            <text:p text:style-name="P3"><text:span text:style-name="T2">-1</text:span></text:p>
          </draw:text-box>
        </draw:frame>
        <draw:frame draw:style-name="gr4" draw:text-style-name="P3" draw:layer="layout" svg:width="0.777cm" svg:height="0.806cm" svg:x="1.593cm" svg:y="7.431cm">
          <draw:text-box>
            <text:p text:style-name="P3"><text:span text:style-name="T2">0</text:span></text:p>
          </draw:text-box>
        </draw:frame>
        <draw:frame draw:style-name="gr4" draw:text-style-name="P3" draw:layer="layout" svg:width="0.942cm" svg:height="0.806cm" svg:x="1.515cm" svg:y="9.896cm">
          <draw:text-box>
            <text:p text:style-name="P3"><text:span text:style-name="T2">-5</text:span></text:p>
          </draw:text-box>
        </draw:frame>
        <draw:line draw:style-name="gr3" draw:text-style-name="P1" draw:layer="layout" svg:x1="2.489cm" svg:y1="3.439cm" svg:x2="17.279cm" svg:y2="3.439cm">
          <text:p/>
        </draw:line>
        <draw:line draw:style-name="gr3" draw:text-style-name="P1" draw:layer="layout" svg:x1="2.489cm" svg:y1="3.939cm" svg:x2="17.253cm" svg:y2="3.939cm">
          <text:p/>
        </draw:line>
        <draw:line draw:style-name="gr3" draw:text-style-name="P1" draw:layer="layout" svg:x1="2.488cm" svg:y1="4.439cm" svg:x2="17.357cm" svg:y2="4.439cm">
          <text:p/>
        </draw:line>
        <draw:line draw:style-name="gr3" draw:text-style-name="P1" draw:layer="layout" svg:x1="2.489cm" svg:y1="4.939cm" svg:x2="17.305cm" svg:y2="4.939cm">
          <text:p/>
        </draw:line>
        <draw:line draw:style-name="gr3" draw:text-style-name="P1" draw:layer="layout" svg:x1="2.489cm" svg:y1="5.439cm" svg:x2="17.305cm" svg:y2="5.439cm">
          <text:p/>
        </draw:line>
        <draw:ellipse draw:style-name="gr1" draw:text-style-name="P1" draw:layer="layout" svg:width="0.346cm" svg:height="0.378cm" svg:x="2.547cm" svg:y="5.24cm">
          <text:p/>
        </draw:ellipse>
        <draw:frame draw:style-name="gr2" draw:text-style-name="P2" draw:layer="layout" svg:width="14.938cm" svg:height="1.077cm" svg:x="2.642cm" svg:y="5.381cm">
          <draw:text-box>
            <text:p text:style-name="P2"><text:span text:style-name="T3">+ = = = + = = = + = = = + = = =</text:span></text:p>
          </draw:text-box>
        </draw:frame>
        <draw:ellipse draw:style-name="gr1" draw:text-style-name="P1" draw:layer="layout" svg:width="0.346cm" svg:height="0.378cm" svg:x="3.398cm" svg:y="4.704cm">
          <text:p/>
        </draw:ellipse>
        <draw:ellipse draw:style-name="gr1" draw:text-style-name="P1" draw:layer="layout" svg:width="0.346cm" svg:height="0.378cm" svg:x="4.298cm" svg:y="4.704cm">
          <text:p/>
        </draw:ellipse>
        <draw:ellipse draw:style-name="gr1" draw:text-style-name="P1" draw:layer="layout" svg:width="0.346cm" svg:height="0.378cm" svg:x="5.298cm" svg:y="4.704cm">
          <text:p/>
        </draw:ellipse>
        <draw:ellipse draw:style-name="gr1" draw:text-style-name="P1" draw:layer="layout" svg:width="0.346cm" svg:height="0.378cm" svg:x="6.198cm" svg:y="4.704cm">
          <text:p/>
        </draw:ellipse>
        <draw:ellipse draw:style-name="gr1" draw:text-style-name="P1" draw:layer="layout" svg:width="0.346cm" svg:height="0.378cm" svg:x="7.098cm" svg:y="4.204cm">
          <text:p/>
        </draw:ellipse>
        <draw:ellipse draw:style-name="gr1" draw:text-style-name="P1" draw:layer="layout" svg:width="0.346cm" svg:height="0.378cm" svg:x="7.998cm" svg:y="4.204cm">
          <text:p/>
        </draw:ellipse>
        <draw:ellipse draw:style-name="gr1" draw:text-style-name="P1" draw:layer="layout" svg:width="0.346cm" svg:height="0.378cm" svg:x="8.898cm" svg:y="4.204cm">
          <text:p/>
        </draw:ellipse>
        <draw:ellipse draw:style-name="gr1" draw:text-style-name="P1" draw:layer="layout" svg:width="0.346cm" svg:height="0.378cm" svg:x="9.798cm" svg:y="4.204cm">
          <text:p/>
        </draw:ellipse>
        <draw:ellipse draw:style-name="gr1" draw:text-style-name="P1" draw:layer="layout" svg:width="0.346cm" svg:height="0.378cm" svg:x="10.698cm" svg:y="3.704cm">
          <text:p/>
        </draw:ellipse>
        <draw:ellipse draw:style-name="gr1" draw:text-style-name="P1" draw:layer="layout" svg:width="0.346cm" svg:height="0.378cm" svg:x="11.698cm" svg:y="3.704cm">
          <text:p/>
        </draw:ellipse>
        <draw:ellipse draw:style-name="gr1" draw:text-style-name="P1" draw:layer="layout" svg:width="0.346cm" svg:height="0.378cm" svg:x="12.598cm" svg:y="3.704cm">
          <text:p/>
        </draw:ellipse>
        <draw:ellipse draw:style-name="gr1" draw:text-style-name="P1" draw:layer="layout" svg:width="0.346cm" svg:height="0.378cm" svg:x="13.498cm" svg:y="3.704cm">
          <text:p/>
        </draw:ellipse>
        <draw:ellipse draw:style-name="gr1" draw:text-style-name="P1" draw:layer="layout" svg:width="0.346cm" svg:height="0.378cm" svg:x="14.398cm" svg:y="3.204cm">
          <text:p/>
        </draw:ellipse>
        <draw:ellipse draw:style-name="gr1" draw:text-style-name="P1" draw:layer="layout" svg:width="0.346cm" svg:height="0.378cm" svg:x="15.298cm" svg:y="3.204cm">
          <text:p/>
        </draw:ellipse>
        <draw:ellipse draw:style-name="gr1" draw:text-style-name="P1" draw:layer="layout" svg:width="0.346cm" svg:height="0.378cm" svg:x="16.198cm" svg:y="3.204cm">
          <text:p/>
        </draw:ellipse>
        <draw:ellipse draw:style-name="gr1" draw:text-style-name="P1" draw:layer="layout" svg:width="0.346cm" svg:height="0.378cm" svg:x="17.098cm" svg:y="3.204cm">
          <text:p/>
        </draw:ellipse>
        <draw:frame draw:style-name="gr4" draw:text-style-name="P3" draw:layer="layout" svg:width="0.777cm" svg:height="0.806cm" svg:x="1.616cm" svg:y="5.065cm">
          <draw:text-box>
            <text:p text:style-name="P3"><text:span text:style-name="T2">0</text:span></text:p>
          </draw:text-box>
        </draw:frame>
        <draw:frame draw:style-name="gr4" draw:text-style-name="P3" draw:layer="layout" svg:width="0.777cm" svg:height="0.806cm" svg:x="1.591cm" svg:y="4.536cm">
          <draw:text-box>
            <text:p text:style-name="P3"><text:span text:style-name="T2">1</text:span></text:p>
          </draw:text-box>
        </draw:frame>
        <draw:frame draw:style-name="gr4" draw:text-style-name="P3" draw:layer="layout" svg:width="0.777cm" svg:height="0.806cm" svg:x="1.592cm" svg:y="4.036cm">
          <draw:text-box>
            <text:p text:style-name="P3"><text:span text:style-name="T2">2</text:span></text:p>
          </draw:text-box>
        </draw:frame>
        <draw:frame draw:style-name="gr4" draw:text-style-name="P3" draw:layer="layout" svg:width="0.777cm" svg:height="0.806cm" svg:x="1.593cm" svg:y="3.536cm">
          <draw:text-box>
            <text:p text:style-name="P3"><text:span text:style-name="T2">3</text:span></text:p>
          </draw:text-box>
        </draw:frame>
        <draw:frame draw:style-name="gr4" draw:text-style-name="P3" draw:layer="layout" svg:width="0.777cm" svg:height="0.806cm" svg:x="1.594cm" svg:y="3.036cm">
          <draw:text-box>
            <text:p text:style-name="P3"><text:span text:style-name="T2">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 H</meta:initial-creator>
    <meta:creation-date>2012-11-16T22:16:03.89</meta:creation-date>
    <meta:editing-duration>PT9M47S</meta:editing-duration>
    <meta:editing-cycles>2</meta:editing-cycles>
    <dc:date>2012-11-16T22:56:25.51</dc:date>
    <dc:creator>M H</dc:creator>
    <meta:document-statistic meta:object-count="138"/>
    <meta:generator>OpenOffice.org/3.3$Win32 OpenOffice.org_project/330m20$Build-9567</meta:generator>
  </office:meta>
</office:document-meta>
</file>